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3.639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2.417cm" fo:min-width="3.639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2.417cm" fo:min-width="0.561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5.518cm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5.884cm" fo:min-width="5.518cm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5.884cm" fo:min-width="0.9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2.894cm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2.894cm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0.985cm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3.469cm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3.469cm"/>
    </style:style>
    <style:style style:name="gr13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0.561cm"/>
    </style:style>
    <style:style style:name="gr14" style:family="graphic" style:parent-style-name="standard">
      <style:graphic-properties svg:stroke-color="#000000" draw:fill-color="#ffffff" draw:textarea-horizontal-align="justify" draw:textarea-vertical-align="top" draw:auto-grow-height="false" fo:min-height="1.85cm" fo:min-width="2.894cm"/>
    </style:style>
    <style:style style:name="gr15" style:family="graphic" style:parent-style-name="standard">
      <style:graphic-properties svg:stroke-color="#000000" draw:fill-color="#ffffff" draw:textarea-horizontal-align="justify" draw:textarea-vertical-align="top" draw:auto-grow-height="false" fo:min-height="1.85cm" fo:min-width="0.985cm"/>
    </style:style>
    <style:style style:name="gr16" style:family="graphic" style:parent-style-name="standard">
      <style:graphic-properties svg:stroke-color="#000000" draw:fill-color="#ffffff" draw:textarea-horizontal-align="justify" draw:textarea-vertical-align="top" draw:auto-grow-height="false" fo:min-height="3.75cm" fo:min-width="2.894cm"/>
    </style:style>
    <style:style style:name="gr17" style:family="graphic" style:parent-style-name="standard">
      <style:graphic-properties svg:stroke-color="#000000" draw:fill-color="#ffffff" draw:textarea-horizontal-align="justify" draw:textarea-vertical-align="top" draw:auto-grow-height="false" fo:min-height="3.75cm" fo:min-width="0.98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</style:style>
    <style:style style:name="gr19" style:family="graphic" style:parent-style-name="standard">
      <style:graphic-properties svg:stroke-color="#000000" draw:fill-color="#ffffff" draw:textarea-horizontal-align="justify" draw:textarea-vertical-align="top" draw:auto-grow-height="false" fo:min-height="1.55cm" fo:min-width="2.894cm"/>
    </style:style>
    <style:style style:name="gr20" style:family="graphic" style:parent-style-name="standard">
      <style:graphic-properties svg:stroke-color="#000000" draw:fill-color="#ffffff" draw:textarea-horizontal-align="justify" draw:textarea-vertical-align="top" draw:auto-grow-height="false" fo:min-height="1.55cm" fo:min-width="0.985cm"/>
    </style:style>
    <style:style style:name="gr21" style:family="graphic" style:parent-style-name="standard">
      <style:graphic-properties svg:stroke-color="#000000" draw:fill-color="#ffffff" draw:textarea-horizontal-align="justify" draw:textarea-vertical-align="top" draw:auto-grow-height="false" fo:min-height="2.417cm" fo:min-width="0.961cm"/>
    </style:style>
    <style:style style:name="gr22" style:family="graphic">
      <style:graphic-properties style:protect="size"/>
    </style:style>
    <style:style style:name="pr1" style:family="presentation" style:parent-style-name="Standard-title">
      <style:graphic-properties fo:min-height="1.56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style:writing-mode="lr-tb"/>
      <style:text-properties fo:font-size="20pt" style:font-size-asian="20pt" style:font-size-complex="20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dddddd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line-height="115%" fo:text-align="start" style:writing-mode="lr-tb"/>
    </style:style>
    <style:style style:name="P5" style:family="paragraph">
      <loext:graphic-properties draw:fill-color="#ffffff"/>
      <style:paragraph-properties fo:line-height="115%"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6.729cm" svg:height="1.563cm" svg:x="1.485cm" svg:y="0.837cm" presentation:class="title" presentation:user-transformed="true">
          <draw:text-box>
            <text:p><text:span text:style-name="T1">mentalizr ER-Diagramm</text:span></text:p>
          </draw:text-box>
        </draw:frame>
        <draw:custom-shape draw:style-name="gr1" draw:text-style-name="P3" draw:layer="layout" svg:width="4.139cm" svg:height="1.334cm" svg:x="8.661cm" svg:y="3.8cm">
          <text:p text:style-name="P2"><text:span text:style-name="T2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2" draw:id="id2" draw:layer="layout" svg:width="4.139cm" svg:height="2.667cm" svg:x="8.661cm" svg:y="5.133cm">
          <text:p text:style-name="P4"><text:span text:style-name="T2">id: string</text:span></text:p>
          <text:p text:style-name="P4"><text:span text:style-name="T2">active: boolean</text:span></text:p>
          <text:p text:style-name="P4"><text:span text:style-name="T2">firstActive: Long</text:span></text:p>
          <text:p text:style-name="P4"><text:span text:style-name="T2">lastActive: Long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2" draw:id="id12" draw:layer="layout" svg:width="1.061cm" svg:height="2.667cm" svg:x="7.6cm" svg:y="5.133cm">
          <text:p text:style-name="P4"><text:span text:style-name="T2">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" draw:id="id1" draw:layer="layout" svg:width="6.018cm" svg:height="1.334cm" svg:x="3.182cm" svg:y="10.466cm">
          <text:p text:style-name="P2"><text:span text:style-name="T2">user_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018cm" svg:height="6.134cm" svg:x="3.182cm" svg:y="11.799cm">
          <text:p text:style-name="P4"><text:span text:style-name="T2">userId: string</text:span></text:p>
          <text:p text:style-name="P4"><text:span text:style-name="T2">username: string</text:span></text:p>
          <text:p text:style-name="P4"><text:span text:style-name="T2">passwordHash: String</text:span></text:p>
          <text:p text:style-name="P4"><text:span text:style-name="T2">email: string</text:span></text:p>
          <text:p text:style-name="P4"><text:span text:style-name="T2">firstName: string</text:span></text:p>
          <text:p text:style-name="P4"><text:span text:style-name="T2">lastName: string</text:span></text:p>
          <text:p text:style-name="P4"><text:span text:style-name="T2">gender: int</text:span></text:p>
          <text:p text:style-name="P4"><text:span text:style-name="T2">secondFA: boolean</text:span></text:p>
          <text:p text:style-name="P4"><text:span text:style-name="T2">emailConfirmation: Long</text:span></text:p>
          <text:p text:style-name="P4"><text:span text:style-name="T2">emailConfToken: String</text:span></text:p>
          <text:p text:style-name="P4"><text:span text:style-name="T2">emailConfCode: String</text:span></text:p>
          <text:p text:style-name="P4"><text:span text:style-name="T2">renewPasswordRequired: boolean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485cm" svg:height="6.134cm" svg:x="1.697cm" svg:y="11.799cm">
          <text:p text:style-name="P4"><text:span text:style-name="T2">PK, FK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UK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line-skew="0cm 1.1cm" svg:x1="6.191cm" svg:y1="10.466cm" svg:x2="12.8cm" svg:y2="6.466cm" draw:start-shape="id1" draw:start-glue-point="0" draw:end-shape="id2" draw:end-glue-point="1" svg:d="M6191 10466v-1333h8209v-2667h-1600" svg:viewBox="0 0 8210 4001">
          <text:p/>
        </draw:connector>
        <draw:custom-shape draw:style-name="gr8" draw:text-style-name="P3" xml:id="id3" draw:id="id3" draw:layer="layout" svg:width="3.394cm" svg:height="1.334cm" svg:x="11.031cm" svg:y="10.466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1.031cm" svg:y="11.79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9.546cm" svg:y="11.79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line-skew="0cm 1.1cm" svg:x1="12.728cm" svg:y1="10.466cm" svg:x2="12.8cm" svg:y2="6.466cm" draw:start-shape="id3" draw:start-glue-point="0" draw:end-shape="id2" draw:end-glue-point="1" svg:d="M12728 10466v-1333h1672v-2667h-1600" svg:viewBox="0 0 1673 4001">
          <text:p/>
        </draw:connector>
        <draw:custom-shape draw:style-name="gr11" draw:text-style-name="P3" draw:layer="layout" svg:width="3.969cm" svg:height="1.334cm" svg:x="11.031cm" svg:y="10.466cm">
          <text:p text:style-name="P2"><text:span text:style-name="T2">user_access_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3.969cm" svg:height="1.6cm" svg:x="11.031cm" svg:y="11.79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9.546cm" svg:y="11.79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25.06cm" svg:y="4.2cm">
          <text:p text:style-name="P2"><text:span text:style-name="T2">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5" draw:id="id5" draw:layer="layout" svg:width="3.394cm" svg:height="1.6cm" svg:x="25.06cm" svg:y="5.533cm">
          <text:p text:style-name="P4"><text:span text:style-name="T2">id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1.061cm" svg:height="1.6cm" svg:x="24cm" svg:y="5.533cm">
          <text:p text:style-name="P4"><text:span text:style-name="T2">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25.054cm" svg:y="14.5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25.054cm" svg:y="15.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23.569cm" svg:y="15.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6" draw:id="id6" draw:layer="layout" svg:width="3.394cm" svg:height="1.334cm" svg:x="25.054cm" svg:y="14.567cm">
          <text:p text:style-name="P2"><text:span text:style-name="T2">role_pat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3.394cm" svg:height="2.1cm" svg:x="25.054cm" svg:y="15.9cm">
          <text:p text:style-name="P4"><text:span text:style-name="T2">userId: string</text:span></text:p>
          <text:p text:style-name="P4"><text:span text:style-name="T2">therapistId: string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1.485cm" svg:height="2.1cm" svg:x="23.569cm" svg:y="15.9cm">
          <text:p text:style-name="P4"><text:span text:style-name="T2">PK, FK</text:span></text:p>
          <text:p text:style-name="P4"><text:span text:style-name="T2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26.755cm" svg:y1="9.067cm" svg:x2="26.757cm" svg:y2="7.133cm" draw:start-shape="id4" draw:start-glue-point="0" draw:end-shape="id5" svg:d="M26755 9067v-967h2v-967" svg:viewBox="0 0 3 1935">
          <text:p/>
        </draw:connector>
        <draw:connector draw:style-name="gr7" draw:text-style-name="P6" draw:layer="layout" draw:line-skew="-2.727cm" svg:x1="25.054cm" svg:y1="15.234cm" svg:x2="12.8cm" svg:y2="6.466cm" draw:start-shape="id6" draw:end-shape="id2" draw:end-glue-point="1" svg:d="M25054 15234h-8854v-8768h-3400" svg:viewBox="0 0 12255 8769">
          <text:p/>
        </draw:connector>
        <draw:custom-shape draw:style-name="gr8" draw:text-style-name="P3" draw:layer="layout" svg:width="3.394cm" svg:height="1.334cm" svg:x="19.106cm" svg:y="4.066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9.106cm" svg:y="5.4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17.621cm" svg:y="5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19.106cm" svg:y="4.066cm">
          <text:p text:style-name="P2"><text:span text:style-name="T2">role_therap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8" draw:id="id8" draw:layer="layout" svg:width="3.394cm" svg:height="4cm" svg:x="19.106cm" svg:y="5.4cm">
          <text:p text:style-name="P4"><text:span text:style-name="T2">userId: string</text:span></text:p>
          <text:p text:style-name="P4"><text:span text:style-name="T2">title: string</text:span></text:p>
          <text:p text:style-name="P4"><text:span text:style-name="T2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xml:id="id7" draw:id="id7" draw:layer="layout" svg:width="1.485cm" svg:height="4cm" svg:x="17.621cm" svg:y="5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line-skew="0.99cm" svg:x1="17.621cm" svg:y1="7.4cm" svg:x2="12.8cm" svg:y2="6.466cm" draw:start-shape="id7" draw:start-glue-point="3" draw:end-shape="id2" draw:end-glue-point="1" svg:d="M17621 7400h-1421v-934h-3400" svg:viewBox="0 0 4822 935">
          <text:p/>
        </draw:connector>
        <draw:connector draw:style-name="gr7" draw:text-style-name="P6" draw:layer="layout" svg:x1="25.054cm" svg:y1="15.234cm" svg:x2="20.803cm" svg:y2="9.4cm" draw:start-shape="id6" draw:start-glue-point="3" draw:end-shape="id8" draw:end-glue-point="2" svg:d="M25054 15234h-4251v-5834" svg:viewBox="0 0 4252 5835">
          <text:p/>
        </draw:connector>
        <draw:frame draw:style-name="gr18" draw:text-style-name="P7" draw:layer="layout" svg:width="7.001cm" svg:height="0.759cm" svg:x="1.485cm" svg:y="19.733cm">
          <draw:text-box>
            <text:p><text:span text:style-name="T3">Stand: 01.02.2023</text:span></text:p>
          </draw:text-box>
        </draw:frame>
        <draw:custom-shape draw:style-name="gr8" draw:text-style-name="P3" draw:layer="layout" svg:width="3.394cm" svg:height="1.334cm" svg:x="18.685cm" svg:y="15.7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8.685cm" svg:y="17.1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17.2cm" svg:y="17.1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18.685cm" svg:y="15.767cm">
          <text:p text:style-name="P2"><text:span text:style-name="T2">role_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8.685cm" svg:y="17.1cm">
          <text:p text:style-name="P4"><text:span text:style-name="T2">userId: string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10" draw:id="id10" draw:layer="layout" svg:width="1.485cm" svg:height="1.6cm" svg:x="17.2cm" svg:y="17.1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25.058cm" svg:y="9.0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25.058cm" svg:y="10.4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23.573cm" svg:y="10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4" draw:id="id4" draw:layer="layout" svg:width="3.394cm" svg:height="1.334cm" svg:x="25.058cm" svg:y="9.067cm">
          <text:p text:style-name="P2"><text:span text:style-name="T2">patient_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9" draw:id="id9" draw:layer="layout" svg:width="3.394cm" svg:height="1.8cm" svg:x="25.058cm" svg:y="10.4cm">
          <text:p text:style-name="P4"><text:span text:style-name="T2">userId: string</text:span></text:p>
          <text:p text:style-name="P4"><text:span text:style-name="T2">programId: string</text:span></text:p>
          <text:p text:style-name="P4"><text:span text:style-name="T2">blocking: boolean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1.485cm" svg:height="1.8cm" svg:x="23.573cm" svg:y="10.4cm">
          <text:p text:style-name="P4"><text:span text:style-name="T2">PK, FK</text:span></text:p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26.755cm" svg:y1="12.2cm" svg:x2="26.751cm" svg:y2="14.567cm" draw:start-shape="id9" draw:start-glue-point="2" draw:end-shape="id6" draw:end-glue-point="0" svg:d="M26755 12200v1184h-4v1183" svg:viewBox="0 0 5 2368">
          <text:p/>
        </draw:connector>
        <draw:custom-shape draw:style-name="gr1" draw:text-style-name="P3" draw:layer="layout" svg:width="4.139cm" svg:height="1.334cm" svg:x="2.161cm" svg:y="3.8cm">
          <text:p text:style-name="P2"><text:span text:style-name="T2">policy_cons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1" draw:id="id11" draw:layer="layout" svg:width="4.139cm" svg:height="2.667cm" svg:x="2.161cm" svg:y="5.133cm">
          <text:p text:style-name="P4"><text:span text:style-name="T2">userId: string</text:span></text:p>
          <text:p text:style-name="P4"><text:span text:style-name="T2">version: string</text:span></text:p>
          <text:p text:style-name="P4"><text:span text:style-name="T2">consent: Lo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1.461cm" svg:height="2.667cm" svg:x="0.7cm" svg:y="5.133cm">
          <text:p text:style-name="P4"><text:span text:style-name="T2">PK, FK</text:span></text:p>
          <text:p text:style-name="P4"><text:span text:style-name="T2">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line-skew="1.201cm" svg:x1="17.2cm" svg:y1="17.9cm" svg:x2="12.8cm" svg:y2="6.466cm" draw:start-shape="id10" draw:start-glue-point="3" draw:end-shape="id2" draw:end-glue-point="1" svg:d="M17200 17900h-1000v-11434h-3400" svg:viewBox="0 0 4401 11435">
          <text:p/>
        </draw:connector>
        <draw:connector draw:style-name="gr7" draw:text-style-name="P8" draw:layer="layout" svg:x1="6.3cm" svg:y1="6.466cm" svg:x2="7.6cm" svg:y2="6.466cm" draw:start-shape="id11" draw:start-glue-point="1" draw:end-shape="id12" draw:end-glue-point="3" svg:d="M6300 6466h1300" svg:viewBox="0 0 1301 1">
          <text:p/>
        </draw:connector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6.729cm" svg:height="3.506cm" svg:x="1.485cm" svg:y="0.837cm" presentation:class="title" presentation:placeholder="true">
        <draw:text-box/>
      </draw:frame>
      <draw:frame presentation:style-name="Standard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6T11:53:25.100845968</meta:creation-date>
    <dc:date>2023-02-01T18:18:02.658365260</dc:date>
    <meta:editing-duration>PT2H28M11S</meta:editing-duration>
    <meta:editing-cycles>18</meta:editing-cycles>
    <meta:generator>LibreOffice/6.0.7.3$Linux_X86_64 LibreOffice_project/00m0$Build-3</meta:generator>
    <meta:print-date>2022-09-05T12:45:27.753047580</meta:print-date>
    <meta:document-statistic meta:object-count="76"/>
  </office:meta>
</office:document-meta>
</file>